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Graetz, Solomon Isaaki (Rashi of Troyes), Moses Ben Maimon, Levi Ben Gershon (Ralbag, Gersonides), Hasdai Kreskas</text:p>
      <text:p text:style-name="P5">Additional Places mentioned: South France</text:p>
      <text:p text:style-name="P5">Additional Dates mentioned: 1290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Letterhead]</text:p>
      <text:p text:style-name="P3">S. MORAIS,/</text:p>
      <text:p text:style-name="P3">546 N. FIFTH STREET,/</text:p>
      <text:p text:style-name="P3">PHILADELPHIA./</text:p>
      <text:p text:style-name="P3"/>
      <text:p text:style-name="P2">[Front Cover]</text:p>
      <text:p text:style-name="P3">Post Biblical/</text:p>
      <text:p text:style-name="P3">57./</text:p>
      <text:p text:style-name="P3"/>
      <text:p text:style-name="P2">[Page 1]</text:p>
      <text:p text:style-name="P2">When I shall be no longer among the living, some/ kind hand may collect such writings of mine, as/ are not unworthy of being preserved. <text:s/>Among them,/ I would wish that the Post Biblical lectures, which,/ at longer or shorter intervals, I delivered here, during se-/-veral years on Sabbath mornings, be submitted to/ the perusal of my Philadelphia brethren, in <text:span text:style-name="T2">book</text:span><text:span text:style-name="T5"> a permanent/ </text:span><text:span text:style-name="T2">form</text:span><text:span text:style-name="T5"> shape. <text:s/>The wish may sound like </text:span><text:span text:style-name="T2">an assumption,</text:span><text:span text:style-name="T5"> arrogance most/ especially now, since Professor Graetz's exhaustive work/ on that subject, is being abridged in English, under the/ auspices of the "Jewish Publication Society of America."/ </text:span></text:p>
      <text:p text:style-name="P2"><text:span text:style-name="T5">But, </text:span><text:span text:style-name="T2">disclaiming any</text:span><text:span text:style-name="T5"> not intending to draw a comparison, savoring of presumption,/ I may be allowed to say that my unpretentious addresses,/ in the form that I gave them, could be read by the young of/ our people to some advantage. <text:s/>I have resisted all along/ the flattering request of well meaning persons, </text:span><text:soft-page-break/><text:span text:style-name="T5">and with com-/paratively few exceptions, have declined publishing what/ I had penned, for, my morbid sensitiveness might/ not have stood adverse criticism, but I know from/ experience that the considerateness often denied to the/ living, is accorded to the dead./</text:span></text:p>
      <text:p text:style-name="P2"><text:span text:style-name="T5"/></text:p>
      <text:p text:style-name="P2"><text:span text:style-name="T5">[Page 2]</text:span></text:p>
      <text:p text:style-name="P2"><text:span text:style-name="T5">To day I shall resume, what illness and other motives/ compelled me to interrupt, for a much longer period/ than usual heretofore. <text:s/>In speaking of French/ Jews in the Middle Ages, I described, on various/ occasions, the marked difference existing between/ those who lived in the South and their coreligionists/ who had made their home in the North. <text:s/>I showed/ how the latter, whose noblest Chief was the great/ Solomon Isaaki, or </text:span><text:span text:style-name="T6">Rashi</text:span><text:span text:style-name="T7"> of Troyes in the XI cen-/-tury of the common era, were </text:span><text:span text:style-name="T3">looked upon</text:span><text:span text:style-name="T7"> regarded, in general,/ as very staunch adherents of Rabbinism, entirely free/ from the admixture of the Philosophical notions, then/ in vogue. <text:s/>That a determined opposition to ideas con-/-flicting with the plain teaching of Holy Writ and/ the traditions of the Synagogue, should have led/ a member of those French Jews in the XIII century,/ to wage war against a giant of intellect, the world renowned Maimoni-/-des, proves beyond doubt, their earnestness and uncompromising/ character. <text:s/>We must deeply regret the violence/ of the attack, notably so, </text:span><text:span text:style-name="T3">when</text:span><text:span text:style-name="T7"> since the object fought/ against, was an Israelite upon the like of whom/ we may never look again, and we cannot/</text:span></text:p>
      <text:p text:style-name="P2"><text:span text:style-name="T7"/></text:p>
      <text:p text:style-name="P2"><text:span text:style-name="T7">[Page 3]</text:span></text:p>
      <text:p text:style-name="P2"><text:span text:style-name="T7">sufficiently lament the sad consequences of the on-/-slaught, when we remember that the arm of </text:span><text:span text:style-name="T3">the</text:span><text:span text:style-name="T7">/ Catholicism </text:span><text:span text:style-name="T3">church</text:span><text:span text:style-name="T7"> was finally invoked, </text:span><text:span text:style-name="T3">to</text:span><text:span text:style-name="T7"> </text:span><text:span text:style-name="T3">and that church</text:span><text:span text:style-name="T7"> and the Roman </text:span><text:span text:style-name="T3">its</text:span><text:span text:style-name="T7"> church publicly burned the writings/ of the immortal Sage of Cordova, and with them other/ precious volumes of our </text:span><text:span text:style-name="T3">sacred</text:span><text:span text:style-name="T7"> national literature. <text:s/>But/ deploring what happened, we dare not deny the sincerity/ of the assailants. <text:s/>It was acknowledged by some Spanish/ Jews, distinguished in </text:span><text:span text:style-name="T3">various</text:span><text:span text:style-name="T7"> high walks of life, for they/ also recognized the danger of trying to reconcile the/ irreconcilable, namely, the soul directing and spirit/ quieting lessons of Moses and the prophets with the/ misguiding and </text:span><text:span text:style-name="T3">audacious</text:span><text:span text:style-name="T7"> perplexing theories of a philosophy, which cameleon[sic!]/like, changes its colors continually. <text:s/>The greater/ the man, the greater his error. <text:s/>had Maimonides fore-/seen that what he deemed indisuptably correct, as/ the emanation of individuals for ages universally esteemed </text:span><text:span text:style-name="T3">them</text:span><text:span text:style-name="T7"> infallible,/ would one day be set aside as incorrect, he might/ have avoided an evil which needs rooting out even/ at present. <text:s/>I refer to a mania for turning and twisting/ words of the Bible and Talmudical maxims in order to force/ them into an agreement with a distorted philosophy./</text:span></text:p>
      <text:p text:style-name="P2"><text:span text:style-name="T7"/></text:p>
      <text:p text:style-name="P2"><text:span text:style-name="T7">[Page 4]</text:span></text:p>
      <text:p text:style-name="P2"><text:span text:style-name="T7">Let me repeat, what I may have declared before./ <text:s/>I would not detract a single iota from the merits/ of Moses Ben Maimon. <text:s/>In the horizon of Jewish liter-/-ature, the Rabbi philosopher shines as a star of first magnitude, but/ unintentionally, he led astray some who wished to/ walk at his light. <text:s/>Among his devoted fol-/-lowers, Jews in South France were numerously count-/-ed. <text:s/></text:span><text:span text:style-name="T3">They</text:span><text:span text:style-name="T7"> Those </text:span><text:span text:style-name="T3">Hebrews</text:span><text:span text:style-name="T7"> coreligionists of ours, dwelt principally in Provence, congre-/-gating largely in Bagnoles, Perpignan and Avignon--/</text:span><text:span text:style-name="T3">Avignon</text:span><text:span text:style-name="T7"> the city, </text:span><text:span text:style-name="T3">so</text:span><text:span text:style-name="T7"> celebrated in Church history, as/ the enforced residence of several Popes and anti Popes,/ and chronicled in ritual Judaism, as </text:span><text:span text:style-name="T3">the possessor of</text:span><text:span text:style-name="T7"> having a holidays' liturgy/ of its own. <text:s/>In those parts of France, metaphy-/-sical researches accompanied the study of the Scrip-/-tures and Talmud. <text:s/>Towards the end of the/ XIII century--perhaps in 1290--was born at/ Bagnoles a man who earned </text:span><text:span text:style-name="T3">high</text:span><text:span text:style-name="T7"> a wide reputation,/ because of his rare and varied talents. <text:s/>The name/ which he bore in Hebrew, was Levi Ben Gershon,/ or </text:span><text:span text:style-name="T6">Ralbag</text:span><text:span text:style-name="T7">, according to the initial letters of his name. <text:s/>But/ he is better known among the learned under/ the appellation of Gersonides./</text:span></text:p>
      <text:p text:style-name="P2"><text:span text:style-name="T7"/></text:p>
      <text:p text:style-name="P2"><text:span text:style-name="T7">[Page 5]</text:span></text:p>
      <text:p text:style-name="P2"><text:span text:style-name="T7">He was doubly fortunate, in receiving early and care-/ful instruction from his own father and in </text:span><text:soft-page-break/><text:span text:style-name="T7">possess-/-ing enough of this world's goods to </text:span><text:span text:style-name="T3">enable</text:span><text:span text:style-name="T7"> allow him/ to seek knowledge, unhindered by the necessity/ of going in quest of a livelihood. <text:s/>Confessedly,/ a voluminous writer, </text:span><text:span text:style-name="T3">some of</text:span><text:span text:style-name="T7"> he was not so fortunate in the perpetuation of his productions, for some were/ lost to posterity, but very many of them en-/-gage to this day the attention of scholars./ <text:s/>And deservedly so, for his comments upon a/ number of scriptural books, though speculative in many instances, reflect a searching/ mind, resolved to arrive at its own independent/ conclusions, regardless of what renowned authors/ may have said before. <text:s/>Hebrew as the language/ which that Southern Frenchman exclusively used,/ but he had gained a thorough acquaintance with/ foreign works, such as Aristotle and Averroes/ had given the world of letters. <text:s/></text:span><text:span text:style-name="T3">His</text:span><text:span text:style-name="T7"> Gersonides' familiarity/ with them, enabled </text:span><text:span text:style-name="T3">Gersonides</text:span><text:span text:style-name="T7"> him to compose a book/ on "Right Logic" Hekesh Ha-Gashar, another/ on the "science of the number" or mathematics, and/ </text:span><text:span text:style-name="T3">to</text:span><text:span text:style-name="T7"> qualified him also to controvert, at times, certain/ views advanced by Greek and Arabian celebrities./</text:span></text:p>
      <text:p text:style-name="P2"><text:span text:style-name="T7"/></text:p>
      <text:p text:style-name="P2"><text:span text:style-name="T7">[Page 6]</text:span></text:p>
      <text:p text:style-name="P2"><text:span text:style-name="T7">Do I hold up then Levi Ben Gershon as a Jew, whom/ we may trustingly follow? <text:s/>Not at all. <text:s/>I/ respect his extensive knowledge, I honor his/ candor in the presentation of his ideas. <text:s/>I am/ thankful for his exertions, which have illus-/-trated books of Holy Writ, </text:span><text:span text:style-name="T3">f</text:span><text:span text:style-name="T7"> and for his kindly/ sentiments towards persecuted brethren, in less/ auspicious sections of France than where he was born. <text:s/>But I could/ not unqualifiedly recommend the productions of that Jew, as/ I would those of his Northern countrymen, Rashi and/ his grandsons, Isaac, Samuel and Jacob, or as/ I would readily recommend those of the Southern Kimchi-family./ <text:s/>In fact, I am amazed, when studying the/ pages of his principal work, that it should/ have found </text:span><text:span text:style-name="T3">any</text:span><text:span text:style-name="T7"> circulation. <text:s/>When we call/ to mind the deep sensation which the </text:span><text:span text:style-name="T6">Moreh</text:span><text:span text:style-name="T7">/ </text:span><text:span text:style-name="T6">Nebuchim</text:span><text:span text:style-name="T7">, or "teacher of the perplexed" by Mai-/-monides created; how it divided Israel into two/ hostile camps; how the great Cordovan, after/ his </text:span><text:span text:style-name="T3">death</text:span><text:span text:style-name="T7"> demise, was pronounced a heretic, for having/ occasionally </text:span><text:span text:style-name="T3">tried</text:span><text:span text:style-name="T7"> endeavoured to explain away what is supernatural/</text:span></text:p>
      <text:p text:style-name="P2"><text:span text:style-name="T7"/></text:p>
      <text:p text:style-name="P2"><text:span text:style-name="T7">[Page 7]</text:span></text:p>
      <text:p text:style-name="P2"><text:span text:style-name="T7">in some Scriptural narratives, I am perfectly/ astounded at seeing that work, beyond com-/-parison free</text:span><text:span text:style-name="T3">er</text:span><text:span text:style-name="T7"> in thought, should not have/ </text:span><text:span text:style-name="T3">been put under ban.</text:span><text:span text:style-name="T7"> aroused angry disputes. <text:s/>True, two Spanish/ authors, Shene Tob Flaquevier, and Hasda</text:span><text:span text:style-name="T8">ï</text:span><text:span text:style-name="T9"> Kres-/-kas, criticised it unsparingly; the former calling the/ book, which Gersonides had entitled </text:span><text:span text:style-name="T10">Milchamoth Ashem</text:span><text:span text:style-name="T9">/ "Battles for the Lord," "Battles </text:span><text:span text:style-name="T10">against</text:span><text:span text:style-name="T9"> the Lord," still/ Gersonides </text:span><text:span text:style-name="T4">found also staunch defenders</text:span><text:span text:style-name="T9"> was spared the effects of what must have been considered his temerity. <text:s/>To give an/ instance of our </text:span><text:span text:style-name="T4">[?] on</text:span><text:span text:style-name="T9"> writer's boldness, I will/ limit myself this morning to quoting a sentiment/ </text:span><text:span text:style-name="T4">as</text:span><text:span text:style-name="T9"> met in the preface, reserving for another </text:span><text:span text:style-name="T4">time</text:span><text:span text:style-name="T9"> occasion my re-/-marks on the book itself. <text:s/>He says: "No doubt,/ many will reject our words, as strange to their/ understanding, not because they have arrived at/ their convictions by researches, or by </text:span><text:span text:style-name="T4">considering</text:span><text:span text:style-name="T9"> reflecting on/ the controlling principles of Judaism, but simply/ because they inherited their ideas from their parents./ <text:s/>Not for such have we written. <text:s/>To them is </text:span><text:span text:style-name="T4">one</text:span><text:span text:style-name="T9">/ enough to believe, without trying to know</text:span><text:span text:style-name="T4">n</text:span><text:span text:style-name="T9">/ why they believe." <text:s/>And after </text:span><text:span text:style-name="T4">having</text:span><text:span text:style-name="T9"> highly eulogising/ Maimonides for having opened the way to/ </text:span></text:p>
      <text:p text:style-name="P2"><text:span text:style-name="T9"/></text:p>
      <text:p text:style-name="P2"><text:span text:style-name="T9">[Page 8]</text:span></text:p>
      <text:p text:style-name="P2"><text:span text:style-name="T9">profound investigations, he continues: "We/ swear by Truth, that we </text:span><text:span text:style-name="T4">were not</text:span><text:span text:style-name="T9"> would never be held back from/ introducing such topics, as we present in this/ book, because fools, who consider themselves/ wise, are unused to deep inquiries." <text:s/>The lan-/-guage is forcible, but not commendable. <text:s/>It is/ not the language which the inspired moralist styles wis-/-dom. <text:s/>"</text:span><text:span text:style-name="T4">With the lowly is abides wisdom"</text:span><text:span text:style-name="T9"> Wisdom abides with lowly", or when he praises/ </text:span><text:span text:style-name="T4">the</text:span><text:span text:style-name="T9"> sweet lips </text:span><text:span text:style-name="T4">of the righteous,</text:span><text:span text:style-name="T9"> which increase learning </text:span><text:span text:style-name="T4">[Hebrew]</text:span><text:span text:style-name="T9">/ Nor does </text:span><text:span text:style-name="T4">it</text:span><text:span text:style-name="T9"> the language agree with the sensible aphorism of the Rabbis:/ [Hebrew] "Despise no man". <text:s/>But Gersonides, who so/ admired Maimonides, ought to have imitated that Sage,/ who, in a letter to a fond pupil, tells him that, according to/ the dictum of Israel's preceptors, knowledge is/ a </text:span><text:soft-page-break/><text:span text:style-name="T9">crown to its possessor, but humility is the com-/-pletion of virtues: </text:span><text:span text:style-name="T4">[Hebrew]</text:span><text:span text:style-name="T9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0:45:41.08</meta:creation-date>
    <meta:document-statistic meta:table-count="0" meta:image-count="0" meta:object-count="0" meta:page-count="5" meta:paragraph-count="84" meta:word-count="1675" meta:character-count="10713"/>
    <dc:date>2013-01-14T11:30:24.81</dc:date>
    <meta:editing-duration>PT8M51S</meta:editing-duration>
    <meta:editing-cycles>1</meta:editing-cycles>
    <meta:generator>OpenOffice.org/3.4.1$Win32 OpenOffice.org_project/341m1$Build-9593</meta:generator>
  </office:meta>
</office:document-meta>
</file>